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6e6" officeooo:paragraph-rsid="001866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ap@collap-HP-EliteBook-8440p:/var/www/html/selenium$ while true; do python <text:s/>registration.py; sleep 50; don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ap </meta:initial-creator>
    <meta:creation-date>2016-08-22T13:36:08.857847325</meta:creation-date>
    <dc:date>2016-08-22T13:36:24.714351288</dc:date>
    <dc:creator>collap </dc:creator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112" meta:non-whitespace-character-count="102"/>
    <meta:generator>LibreOffice/4.2.8.2$Linux_X86_64 LibreOffice_project/420m0$Build-2</meta:generator>
  </office:meta>
</office:document-meta>
</file>